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line-height="200%"/>
    </style:style>
    <style:style style:name="P2" style:family="paragraph" style:parent-style-name="Text_20_body">
      <style:paragraph-properties fo:line-height="200%"/>
      <style:text-properties style:text-underline-style="solid" style:text-underline-width="auto" style:text-underline-color="font-color"/>
    </style:style>
    <style:style style:name="P3" style:family="paragraph" style:parent-style-name="Text_20_body">
      <style:paragraph-properties fo:margin-top="0in" fo:margin-bottom="0in" fo:line-height="200%"/>
    </style:style>
    <style:style style:name="P4" style:family="paragraph" style:parent-style-name="Text_20_body" style:list-style-name="L4">
      <style:paragraph-properties fo:margin-top="0in" fo:margin-bottom="0in" fo:line-height="200%"/>
    </style:style>
    <style:style style:name="P5" style:family="paragraph" style:parent-style-name="Standard">
      <style:paragraph-properties fo:margin-left="0in" fo:margin-right="0in" fo:margin-top="0in" fo:margin-bottom="0in" fo:line-height="150%" fo:text-indent="0in" style:auto-text-indent="false" fo:background-color="#ffffff" fo:padding="0in" fo:border="none">
        <style:background-image/>
      </style:paragraph-properties>
    </style:style>
    <style:style style:name="P6" style:family="paragraph" style:parent-style-name="Standard">
      <style:paragraph-properties fo:margin-left="0in" fo:margin-right="0in" fo:line-height="150%" fo:text-indent="0in" style:auto-text-indent="false" fo:background-color="#ffffff" fo:padding="0in" fo:border="none">
        <style:background-image/>
      </style:paragraph-properties>
    </style:style>
    <style:style style:name="P7" style:family="paragraph" style:parent-style-name="Standard" style:master-page-name="Standard">
      <style:paragraph-properties fo:margin-left="0in" fo:margin-right="0in" fo:line-height="150%" fo:text-indent="0in" style:auto-text-indent="false" style:page-number="auto" fo:background-color="#ffffff" fo:padding="0in" fo:border="none">
        <style:background-image/>
      </style:paragraph-properties>
    </style:style>
    <style:style style:name="T1" style:family="text">
      <style:text-properties fo:color="#565a5c" style:font-name="Times New Roman" fo:font-size="12pt" style:font-name-asian="Times New Roman1" style:font-size-asian="12pt" style:font-name-complex="Times New Roman1" style:font-size-complex="12pt"/>
    </style:style>
    <style:style style:name="T2" style:family="text">
      <style:text-properties fo:font-style="italic"/>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2-3 Journal: Daily Scrum </text:span></text:p>
      <text:p text:style-name="P6"><text:span text:style-name="T1">Alexis Prazak</text:span></text:p>
      <text:p text:style-name="P6"><text:span text:style-name="T1">Southern New Hampshire University</text:span></text:p>
      <text:p text:style-name="P6"><text:span text:style-name="T1">CS250: Software Development Lifecycle</text:span></text:p>
      <text:p text:style-name="P6"><text:span text:style-name="T1">Tarik Iles</text:span></text:p>
      <text:p text:style-name="P5"><text:span text:style-name="T1">May 26, 2024</text:span></text:p>
      <text:p text:style-name="P5"><text:span text:style-name="T1"/></text:p>
      <text:p text:style-name="P3">Before deciding how to run the Daily Scrum, the team should have a clear picture of that day's goals. It is helpful to discuss what items were recently completed along with what will be done next. This helps the team to stay on task. It can even prevent obstacles from being ignored. We can look at the Scrum Training Series for the following example questions:</text:p>
      <text:list xml:id="list87775506590801262" text:style-name="L4">
        <text:list-item>
          <text:p text:style-name="P4">“What did I do yesterday to help meet the Sprint Goal?”</text:p>
        </text:list-item>
        <text:list-item>
          <text:p text:style-name="P4">“What will I do today to help meet the Sprint Goal?” </text:p>
        </text:list-item>
        <text:list-item>
          <text:p text:style-name="P4">“What impedes us from meeting the Sprint Goal?”</text:p>
        </text:list-item>
      </text:list>
      <text:p text:style-name="P3">Those questions are valuable because they guide discussion to the items currently being worked on. It avoids topics such as high level planning, which doesn't fit the goals of this Scrum Event. It also encourages team members to share any roadblocks they have. Throughout the meeting other developers chimed in when someone shared an issue they had. Asking these questions in a judgment free environment creates a team that can solve problems together. </text:p>
      <text:p text:style-name="P3">These can be replaced with other questions, but who decides what questions are helpful? It is easy to think the Scrum Master would dominate the conversation. However she worked to make sure the meeting was for the benefit of the team, not her own. One surprise was how little input the Scrum Master gave. It made her input feel meaningful. In a truly agile team new questions would be discovered by multiple members of the team. They are the ones who know what they need out of a Daily Scrum. </text:p>
      <text:p text:style-name="P1">The Scrum Manager was an overall asset to the team. By encouraging open conversation she helped the <text:soft-page-break/>team find ways to collaborate. Some members of the team offered to assist others with tasks without being told. There was even a great moment where a developer reminded another to answer one of the day's questions. This is a sign that they are learning to self-organize. </text:p>
      <text:p text:style-name="P1">While most of the team didn't need guidance, it was clear some did. Since the Daily Scrum is for everyone, it may help to talk about expectations in a different setting. It can be hard to enforce rules in an environment where people are supposed to be self starters. However, allowing behavior like being late to continue will slow the team down more. Once everyone feels ready the next step would be for the Scrum Master to let others mediate the Daily Scrum. This would give them more confidence with decision making. </text:p>
      <text:p text:style-name="P2">References</text:p>
      <text:p text:style-name="P1">James, M. (n.d.). <text:span text:style-name="T2">Scrum Training Series</text:span>. Scrum Training Series: Free Scrum Master Training from Seattle. https://scrumtrainingseries.com/ </text:p>
      <text:p text:style-name="P1">U.S. General Services Administration . (n.d.). <text:span text:style-name="T2">Conducting a daily scrum / stand-up</text:span>. Conducting a Daily Scrum / Stand-up - Tech at GSA. https://tech.gsa.gov/guides/conducting_daily_standup/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5-26T15:57:04.60</meta:creation-date>
    <dc:date>2024-05-26T17:13:18.02</dc:date>
    <meta:editing-duration>PT45M3S</meta:editing-duration>
    <meta:editing-cycles>4</meta:editing-cycles>
    <meta:generator>OpenOffice/4.1.15$Win32 OpenOffice.org_project/4115m2$Build-9813</meta:generator>
    <meta:document-statistic meta:table-count="0" meta:image-count="0" meta:object-count="0" meta:page-count="2" meta:paragraph-count="17" meta:word-count="479" meta:character-count="2826"/>
  </office:meta>
</office:document-meta>
</file>